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FEAD28263AFC6705.png" manifest:media-type="image/png"/>
  <manifest:file-entry manifest:full-path="Pictures/100000000000055600000300F46583E4BD784FB4.png" manifest:media-type="image/png"/>
  <manifest:file-entry manifest:full-path="Pictures/100000000000055600000300CE3DD293B1EBEBF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348cm, 2.351cm, 0.527cm, 4.43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2.348cm, 2.351cm, 0.527cm, 4.43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Bild1" text:anchor-type="paragraph" svg:x="-2cm" svg:y="-0.034cm" svg:width="21.001cm" svg:height="17.44cm" draw:z-index="0"><draw:image xlink:href="Pictures/100000000000055600000300CE3DD293B1EBEBF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2" draw:name="Bild2" text:anchor-type="paragraph" svg:width="21.001cm" svg:height="17.44cm" draw:z-index="1"><draw:image xlink:href="Pictures/100000000000055600000300F46583E4BD784FB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Bild3" text:anchor-type="paragraph" svg:width="21.001cm" svg:height="17.44cm" draw:z-index="2"><draw:image xlink:href="Pictures/100000000000055600000300FEAD28263AFC670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8T14:34:36.186103893</meta:creation-date>
    <meta:generator>LibreOffice/5.1.6.2$Linux_X86_64 LibreOffice_project/10m0$Build-2</meta:generator>
    <dc:date>2017-07-08T14:39:36.292102878</dc:date>
    <meta:editing-duration>PT4M59S</meta:editing-duration>
    <meta:editing-cycles>3</meta:editing-cycles>
    <meta:document-statistic meta:table-count="0" meta:image-count="3" meta:object-count="0" meta:page-count="3" meta:paragraph-count="0" meta:word-count="0" meta:character-count="0" meta:non-whitespace-character-count="0"/>
  </office:meta>
</office:document-meta>
</file>